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020015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rsid="00008340" officeooo:paragraph-rsid="00008340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officeooo:rsid="00008340" officeooo:paragraph-rsid="00020015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officeooo:rsid="00012675" officeooo:paragraph-rsid="00012675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officeooo:rsid="00020015" officeooo:paragraph-rsid="00020015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rsid="0003a883" officeooo:paragraph-rsid="0003a883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0047a1d" officeooo:paragraph-rsid="00047a1d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officeooo:rsid="0006196a" officeooo:paragraph-rsid="0006196a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officeooo:rsid="0007fb0b" officeooo:paragraph-rsid="0007fb0b"/>
    </style:style>
    <style:style style:name="T1" style:family="text">
      <style:text-properties officeooo:rsid="00008340"/>
    </style:style>
    <style:style style:name="T2" style:family="text">
      <style:text-properties style:font-name="Consolas1"/>
    </style:style>
    <style:style style:name="T3" style:family="text">
      <style:text-properties style:font-name="Consolas1" officeooo:rsid="00008340"/>
    </style:style>
    <style:style style:name="T4" style:family="text">
      <style:text-properties officeooo:rsid="00020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ideo all about git: </text:span><text:a xlink:type="simple" xlink:href="https://www.youtube.com/watch?v=SWYqp7iY_Tc" text:style-name="Internet_20_link" text:visited-style-name="Visited_20_Internet_20_Link"><text:span text:style-name="T2">https://www.youtube.com/watch?v=SWYqp7iY_Tc</text:span></text:a></text:p>
      <text:p text:style-name="P1"/>
      <text:p text:style-name="P1">You can open the git bash terminal window to do git commands or use windows cmd shell</text:p>
      <text:p text:style-name="P1"/>
      <text:p text:style-name="P3">Right click in any folder to open the git bash there</text:p>
      <text:p text:style-name="P3"/>
      <text:p text:style-name="P3">You can create a file with the command touch: git touch &lt;filename.ext&gt;</text:p>
      <text:p text:style-name="P1"/>
      <text:p text:style-name="P1">To initialize a repository <text:span text:style-name="T1">in the folder, use</text:span>: <text:span text:style-name="T1">git init </text:span></text:p>
      <text:p text:style-name="P1"/>
      <text:p text:style-name="P3">To add a file to the repository, use: git add &lt;filename.ext&gt;</text:p>
      <text:p text:style-name="P3"/>
      <text:p text:style-name="P4">To add all files <text:span text:style-name="T4">of a certain extension</text:span>, use: git add *.<text:span text:style-name="T4">&lt;ext&gt;</text:span></text:p>
      <text:p text:style-name="P3">To add all files, use: git add .</text:p>
      <text:p text:style-name="P3"/>
      <text:p text:style-name="P3">To check the working tree, use : git status</text:p>
      <text:p text:style-name="P3"/>
      <text:p text:style-name="P3">To commit changes, use: git commit</text:p>
      <text:p text:style-name="P3"/>
      <text:p text:style-name="P3">git push – to push to remote repository</text:p>
      <text:p text:style-name="P3"/>
      <text:p text:style-name="P3">git pull – to pull from remote repository</text:p>
      <text:p text:style-name="P3"/>
      <text:p text:style-name="P5">git clone – clone repository to current folder</text:p>
      <text:p text:style-name="P5"/>
      <text:p text:style-name="P2"><text:span text:style-name="T4">git rm </text:span>–-<text:span text:style-name="T4">cached &lt;filename&gt; to remove the file from the commit group</text:span></text:p>
      <text:p text:style-name="P2"/>
      <text:p text:style-name="P6">To ignore files, create a file called .gitignore, which is a text file with the filenames of all the files to not add to the repository</text:p>
      <text:p text:style-name="P6"/>
      <text:p text:style-name="P7">15:48 is about committing without using -m option</text:p>
      <text:p text:style-name="P7"/>
      <text:p text:style-name="P7">git status to check status of files in relation to repository</text:p>
      <text:p text:style-name="P7"/>
      <text:p text:style-name="P8">simple short commit:</text:p>
      <text:p text:style-name="P8"/>
      <text:p text:style-name="P8">git commit -m ‘&lt;comments&gt;’</text:p>
      <text:p text:style-name="P8"/>
      <text:p text:style-name="P8">git branch &lt;branch name&gt; to create a branch</text:p>
      <text:p text:style-name="P8"/>
      <text:p text:style-name="P8">git checkout &lt;branch name&gt; to switch to a branch</text:p>
      <text:p text:style-name="P3"/>
      <text:p text:style-name="P8">git merge &lt;branch name&gt; to merge a branch to the current branch</text:p>
      <text:p text:style-name="P8"/>
      <text:p text:style-name="P8">26:39 talking about connecting repository to remote repository</text:p>
      <text:p text:style-name="P8"/>
      <text:p text:style-name="P9"><text:soft-page-break/>git push to copy the repository to the remote repository after they’re connected</text:p>
      <text:p text:style-name="P9"/>
      <text:p text:style-name="P10">git pull - if there are multiple people working on the repository, then this will update the local repository to the latest version of the remote repositor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Consolas" fo:font-family="Consolas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09T14:47:02.703000000</dc:date>
    <meta:editing-duration>PT39M53S</meta:editing-duration>
    <meta:editing-cycles>5</meta:editing-cycles>
    <meta:document-statistic meta:table-count="0" meta:image-count="0" meta:object-count="0" meta:page-count="2" meta:paragraph-count="25" meta:word-count="263" meta:character-count="1493" meta:non-whitespace-character-count="1251"/>
  </office:meta>
</office:document-meta>
</file>